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/>
    </style:style>
    <style:style style:name="gr5" style:family="graphic" style:parent-style-name="standard">
      <style:graphic-properties draw:stroke="none" svg:stroke-color="#000000" draw:fill="solid" draw:fill-color="#89c765" fo:min-height="6.45cm"/>
    </style:style>
    <style:style style:name="gr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5.35cm" fo:min-width="0.1cm"/>
    </style:style>
    <style:style style:name="gr7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2cm"/>
    </style:style>
    <style:style style:name="gr8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4cm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5.25cm" fo:min-width="0.1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textarea-horizontal-align="justify" draw:textarea-vertical-align="middle" draw:auto-grow-height="false" fo:min-height="5.85cm" fo:min-width="5.2cm"/>
    </style:style>
    <style:style style:name="gr13" style:family="graphic" style:parent-style-name="standard">
      <style:graphic-properties draw:textarea-horizontal-align="justify" draw:textarea-vertical-align="middle" draw:auto-grow-height="false" fo:min-height="0.4cm" fo:min-width="4.466cm"/>
    </style:style>
    <style:style style:name="gr14" style:family="graphic" style:parent-style-name="standard">
      <style:graphic-properties draw:textarea-horizontal-align="justify" draw:textarea-vertical-align="middle" draw:auto-grow-height="false" fo:min-height="4.388cm" fo:min-width="0.3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7" style:family="graphic" style:parent-style-name="standard">
      <style:graphic-properties draw:stroke="none" svg:stroke-color="#000000" draw:fill="solid" draw:fill-color="#89c765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0.1cm" fo:min-width="1.425cm"/>
    </style:style>
    <style:style style:name="gr19" style:family="graphic" style:parent-style-name="standard">
      <style:graphic-properties draw:stroke="none" svg:stroke-color="#000000" draw:fill="none" draw:fill-color="#ffffff" fo:min-height="1.323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8" style:family="paragraph">
      <loext:graphic-properties draw:fill="solid"/>
    </style:style>
    <style:style style:name="P9" style:family="paragraph">
      <loext:graphic-properties draw:fill="none" draw:fill-color="#ffffff"/>
      <style:text-properties fo:font-size="16pt" style:font-size-asian="20pt" style:font-size-complex="2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cm" svg:height="2.4cm" svg:x="4.6cm" svg:y="2.6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.6cm" svg:x="4.9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6.3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7.7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9.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0.6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3.4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4.8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5cm" svg:y1="3.814cm" svg:x2="5.8cm" svg:y2="3.814cm">
            <text:p/>
          </draw:line>
          <draw:line draw:style-name="gr3" draw:text-style-name="P2" draw:layer="layout" svg:x1="6.3cm" svg:y1="3.814cm" svg:x2="7.3cm" svg:y2="3.814cm">
            <text:p/>
          </draw:line>
          <draw:line draw:style-name="gr3" draw:text-style-name="P2" draw:layer="layout" svg:x1="7.8cm" svg:y1="3.814cm" svg:x2="8.6cm" svg:y2="3.814cm">
            <text:p/>
          </draw:line>
          <draw:line draw:style-name="gr3" draw:text-style-name="P2" draw:layer="layout" svg:x1="9.3cm" svg:y1="3.814cm" svg:x2="10.1cm" svg:y2="3.814cm">
            <text:p/>
          </draw:line>
          <draw:line draw:style-name="gr3" draw:text-style-name="P2" draw:layer="layout" svg:x1="10.7cm" svg:y1="3.814cm" svg:x2="11.5cm" svg:y2="3.814cm">
            <text:p/>
          </draw:line>
          <draw:line draw:style-name="gr3" draw:text-style-name="P2" draw:layer="layout" svg:x1="12.1cm" svg:y1="3.814cm" svg:x2="12.9cm" svg:y2="3.814cm">
            <text:p/>
          </draw:line>
          <draw:line draw:style-name="gr3" draw:text-style-name="P2" draw:layer="layout" svg:x1="13.5cm" svg:y1="3.814cm" svg:x2="14.3cm" svg:y2="3.814cm">
            <text:p/>
          </draw:line>
          <draw:line draw:style-name="gr3" draw:text-style-name="P2" draw:layer="layout" svg:x1="14.9cm" svg:y1="3.814cm" svg:x2="15.8cm" svg:y2="3.814cm">
            <text:p/>
          </draw:line>
        </draw:g>
        <draw:custom-shape draw:style-name="gr4" draw:text-style-name="P2" draw:layer="layout" svg:width="2.5cm" svg:height="1.2cm" svg:x="16.001cm" svg:y="3.1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cm" svg:height="1.2cm" svg:x="2.1cm" svg:y="3.2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6cm" svg:height="6.7cm" svg:x="13.4cm" svg:y="6.4cm">
          <draw:text-box>
            <text:p/>
            <text:p><text:span text:style-name="T1">ATtiny861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6" draw:text-style-name="P2" draw:layer="layout" svg:width="0.6cm" svg:height="5.6cm" svg:x="18.1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cm" svg:height="0.6cm" svg:x="17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cm" svg:height="6.7cm" svg:x="3.6cm" svg:y="6.3cm">
          <draw:text-box>
            <text:p/>
            <text:p><text:span text:style-name="T1">ATtiny861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8" draw:text-style-name="P2" draw:layer="layout" svg:width="1.9cm" svg:height="0.6cm" svg:x="1.9cm" svg:y="8.4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cm" svg:height="5.5cm" svg:x="1.9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cm" svg:height="1.9cm" svg:x="13.5cm" svg:y="10.1cm">
          <draw:text-box>
            <text:p>Master TWI Port</text:p>
          </draw:text-box>
        </draw:frame>
        <draw:frame draw:style-name="gr11" draw:text-style-name="P5" draw:layer="layout" svg:width="3cm" svg:height="1.427cm" svg:x="4.2cm" svg:y="9.973cm">
          <draw:text-box>
            <text:p>Slave TWI Port</text:p>
          </draw:text-box>
        </draw:frame>
        <draw:custom-shape draw:style-name="gr12" draw:text-style-name="P6" draw:layer="layout" svg:width="5.7cm" svg:height="6.1cm" svg:x="8.141cm" svg:y="16.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3cm" svg:x="7.2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6" draw:layer="layout" svg:width="1.6cm" svg:height="5.3cm" svg:x="10.2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5" draw:layer="layout" svg:width="3.4cm" svg:height="0.9cm" svg:x="9.3cm" svg:y="18.7cm">
          <draw:text-box>
            <text:p>UNO</text:p>
          </draw:text-box>
        </draw:frame>
        <draw:frame draw:style-name="gr16" draw:text-style-name="P5" draw:layer="layout" svg:width="2.449cm" svg:height="0.9cm" svg:x="9.8cm" svg:y="16.5cm">
          <draw:text-box>
            <text:p>I2C Port</text:p>
          </draw:text-box>
        </draw:frame>
        <draw:frame draw:style-name="gr17" draw:text-style-name="P4" draw:layer="layout" svg:width="3.6cm" svg:height="2.015cm" svg:x="2.3cm" svg:y="17.9cm">
          <draw:text-box>
            <text:p>Three switched Inputs</text:p>
          </draw:text-box>
        </draw:frame>
        <draw:custom-shape draw:style-name="gr18" draw:text-style-name="P6" draw:layer="layout" svg:width="2.2cm" svg:height="0.7cm" svg:x="5.9cm" svg:y="1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5.9cm" svg:height="1.573cm" svg:x="7.4cm" svg:y="5.2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  <draw:frame draw:style-name="gr17" draw:text-style-name="P4" draw:layer="layout" svg:width="3.6cm" svg:height="2.603cm" svg:x="15.1cm" svg:y="17.4cm">
          <draw:text-box>
            <text:p>Single switch for intensity control</text:p>
          </draw:text-box>
        </draw:frame>
        <draw:line draw:style-name="gr20" draw:text-style-name="P8" draw:layer="layout" svg:x1="15.4cm" svg:y1="13cm" svg:x2="15.4cm" svg:y2="15.2cm">
          <text:p/>
        </draw:line>
        <draw:line draw:style-name="gr20" draw:text-style-name="P8" draw:layer="layout" svg:x1="16.9cm" svg:y1="15.2cm" svg:x2="16.9cm" svg:y2="17.4cm">
          <text:p/>
        </draw:line>
        <draw:line draw:style-name="gr20" draw:text-style-name="P8" draw:layer="layout" svg:x1="16.9cm" svg:y1="15.2cm" svg:x2="15.4cm" svg:y2="15.2cm">
          <text:p/>
        </draw:line>
        <draw:frame draw:style-name="gr21" draw:text-style-name="P9" draw:layer="layout" svg:width="15.3cm" svg:height="2.3cm" svg:x="2.8cm" svg:y="23.3cm">
          <draw:text-box>
            <text:p><text:span text:style-name="T3">Block diagram of UNO floating point display</text:span></text:p>
            <text:p><text:span text:style-name="T3">Connected to the UNO</text:span></text:p>
          </draw:text-box>
        </draw:frame>
        <draw:frame draw:style-name="gr10" draw:text-style-name="P5" draw:layer="layout" svg:width="12.4cm" svg:height="1.9cm" svg:x="2.8cm" svg:y="25.6cm">
          <draw:text-box>
            <text:p><text:s/>The three switched inputs are for entering numeric data or for general purpose us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7bc6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77bc65" draw:marker-start-width="0.35cm" draw:marker-end-width="0.35cm" draw:fill="solid" draw:fill-color="#77bc65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8T11:14:44.925000000</meta:creation-date>
    <dc:date>2021-01-08T12:29:34.982000000</dc:date>
    <meta:editing-duration>PT47M31S</meta:editing-duration>
    <meta:editing-cycles>12</meta:editing-cycles>
    <meta:generator>LibreOffice/6.2.8.2$Windows_X86_64 LibreOffice_project/f82ddfca21ebc1e222a662a32b25c0c9d20169ee</meta:generator>
    <meta:document-statistic meta:object-count="42"/>
  </office:meta>
</office:document-meta>
</file>